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Object1" text:anchor-type="paragraph" svg:x="0.746cm" svg:y="0.138cm" svg:width="7.315cm" svg:height="6.786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Figure 1. A simple game tree.</text:p>
          </table:table-cell>
        </table:table-row>
      </table:table>
      <text:p text:style-name="Standard">First describe a function in terms of local probabilities:</text:p>
      <text:p text:style-name="Standard"><draw:frame draw:style-name="fr2" draw:name="Object2" text:anchor-type="as-char" svg:width="4.688cm" svg:height="4.32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Now, replace local probabilities by global ones for terminal nodes, using the following formulas as helpers:</text:p>
      <text:p text:style-name="Standard"><draw:frame draw:style-name="fr2" draw:name="Object3" text:anchor-type="as-char" svg:width="3.223cm" svg:height="4.96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The new form:</text:p>
      <text:p text:style-name="Standard"><text:soft-page-break/><draw:frame draw:style-name="fr2" draw:name="Object4" text:anchor-type="as-char" svg:width="5.985cm" svg:height="6.11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Or, after removing <text:s/>implications:</text:p>
      <text:p text:style-name="Standard"><draw:frame draw:style-name="fr2" draw:name="Object5" text:anchor-type="as-char" svg:width="3.942cm" svg:height="3.228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Ivan Alles</dc:creator>
    <dc:date>2011-02-24T18:08:12</dc:date>
    <meta:editing-cycles>73</meta:editing-cycles>
    <meta:editing-duration>PT38M5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5" meta:page-count="2" meta:paragraph-count="9" meta:word-count="38" meta:character-count="2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6cm" svg:y1="2.5cm" svg:x2="4.5cm" svg:y2="4.5cm">
          <text:p text:style-name="P2"/>
        </draw:line>
        <draw:line draw:style-name="gr1" draw:text-style-name="P1" draw:layer="layout" svg:x1="6cm" svg:y1="2.5cm" svg:x2="8cm" svg:y2="8cm">
          <text:p text:style-name="P2"/>
        </draw:line>
        <draw:line draw:style-name="gr1" draw:text-style-name="P1" draw:layer="layout" svg:x1="4.5cm" svg:y1="4.5cm" svg:x2="3.5cm" svg:y2="8cm">
          <text:p text:style-name="P2"/>
        </draw:line>
        <draw:line draw:style-name="gr1" draw:text-style-name="P1" draw:layer="layout" svg:x1="4.5cm" svg:y1="4.5cm" svg:x2="5.5cm" svg:y2="8cm">
          <text:p text:style-name="P2"/>
        </draw:line>
        <draw:frame draw:style-name="gr2" draw:layer="layout" svg:width="0.993cm" svg:height="0.963cm" svg:x="7.507cm" svg:y="6.5cm">
          <draw:text-box>
            <text:p text:style-name="P2">l4</text:p>
          </draw:text-box>
        </draw:frame>
        <draw:frame draw:style-name="gr2" draw:layer="layout" svg:width="1.205cm" svg:height="0.963cm" svg:x="8.007cm" svg:y="7.5cm">
          <draw:text-box>
            <text:p text:style-name="P2">g3</text:p>
          </draw:text-box>
        </draw:frame>
        <draw:frame draw:style-name="gr2" draw:layer="layout" svg:width="1.205cm" svg:height="0.963cm" svg:x="5.507cm" svg:y="7.5cm">
          <draw:text-box>
            <text:p text:style-name="P2">g2</text:p>
          </draw:text-box>
        </draw:frame>
        <draw:frame draw:style-name="gr2" draw:layer="layout" svg:width="0.993cm" svg:height="0.963cm" svg:x="5.007cm" svg:y="6.5cm">
          <draw:text-box>
            <text:p text:style-name="P2">l3</text:p>
          </draw:text-box>
        </draw:frame>
        <draw:frame draw:style-name="gr2" draw:layer="layout" svg:width="1.205cm" svg:height="0.963cm" svg:x="3.507cm" svg:y="7.5cm">
          <draw:text-box>
            <text:p text:style-name="P2">g1</text:p>
          </draw:text-box>
        </draw:frame>
        <draw:frame draw:style-name="gr2" draw:layer="layout" svg:width="0.993cm" svg:height="0.963cm" svg:x="3cm" svg:y="6.5cm">
          <draw:text-box>
            <text:p text:style-name="P2">l2</text:p>
          </draw:text-box>
        </draw:frame>
        <draw:frame draw:style-name="gr2" draw:layer="layout" svg:width="0.993cm" svg:height="0.963cm" svg:x="3.507cm" svg:y="4cm">
          <draw:text-box>
            <text:p text:style-name="P2">l1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n>1</math:mn>
            <math:mtext>)</math:mtext>
            <math:mrow>
              <math:mi>f</math:mi>
              <math:mo math:stretchy="false">=</math:mo>
              <math:msub>
                <math:mi>c</math:mi>
                <math:mn>1</math:mn>
              </math:msub>
            </math:mrow>
            <math:msub>
              <math:mi>l</math:mi>
              <math:mn>1</math:mn>
            </math:msub>
            <math:mrow>
              <math:msub>
                <math:mi>l</math:mi>
                <math:mn>2</math:mn>
              </math:msub>
              <math:mo math:stretchy="false">+</math:mo>
              <math:msub>
                <math:mi>c</math:mi>
                <math:mn>2</math:mn>
              </math:msub>
            </math:mrow>
            <math:msub>
              <math:mi>l</math:mi>
              <math:mn>1</math:mn>
            </math:msub>
            <math:mrow>
              <math:msub>
                <math:mi>l</math:mi>
                <math:mn>3</math:mn>
              </math:msub>
              <math:mo math:stretchy="false">+</math:mo>
              <math:msub>
                <math:mi>c</math:mi>
                <math:mn>3</math:mn>
              </math:msub>
            </math:mrow>
            <math:msub>
              <math:mi>l</math:mi>
              <math:mn>4</math:mn>
            </math:msub>
          </math:mrow>
        </math:mrow>
      </math:mtr>
      <math:mtr>
        <math:mrow>
          <math:mrow>
            <math:mn>2</math:mn>
            <math:mtext>)</math:mtext>
            <math:mrow>
              <math:mrow>
                <math:msub>
                  <math:mi>l</math:mi>
                  <math:mn>1</math:mn>
                </math:msub>
                <math:mo math:stretchy="false">+</math:mo>
                <math:msub>
                  <math:mi>l</math:mi>
                  <math:mn>4</math:mn>
                </math:msub>
              </math:mrow>
              <math:mo math:stretchy="false">=</math:mo>
              <math:mn>1</math:mn>
            </math:mrow>
          </math:mrow>
        </math:mrow>
      </math:mtr>
      <math:mtr>
        <math:mrow>
          <math:mrow>
            <math:mn>3</math:mn>
            <math:mtext>)</math:mtext>
            <math:mrow>
              <math:mrow>
                <math:msub>
                  <math:mi>l</math:mi>
                  <math:mn>2</math:mn>
                </math:msub>
                <math:mo math:stretchy="false">+</math:mo>
                <math:msub>
                  <math:mi>l</math:mi>
                  <math:mn>3</math:mn>
                </math:msub>
              </math:mrow>
              <math:mo math:stretchy="false">=</math:mo>
              <math:mn>1</math:mn>
            </math:mrow>
          </math:mrow>
        </math:mrow>
      </math:mtr>
      <math:mtr>
        <math:mrow>
          <math:mrow>
            <math:mn>4</math:mn>
            <math:mtext>)</math:mtext>
            <math:mrow>
              <math:msub>
                <math:mi>l</math:mi>
                <math:mn>1</math:mn>
              </math:msub>
              <math:mo math:stretchy="false">≥</math:mo>
              <math:mn>0</math:mn>
            </math:mrow>
          </math:mrow>
        </math:mrow>
      </math:mtr>
      <math:mtr>
        <math:mrow>
          <math:mrow>
            <math:mn>5</math:mn>
            <math:mtext>)</math:mtext>
            <math:mrow>
              <math:msub>
                <math:mi>l</math:mi>
                <math:mn>2</math:mn>
              </math:msub>
              <math:mo math:stretchy="false">≥</math:mo>
              <math:mn>0</math:mn>
            </math:mrow>
          </math:mrow>
        </math:mrow>
      </math:mtr>
      <math:mtr>
        <math:mrow>
          <math:mrow>
            <math:mn>6</math:mn>
            <math:mtext>)</math:mtext>
            <math:mrow>
              <math:msub>
                <math:mi>l</math:mi>
                <math:mn>3</math:mn>
              </math:msub>
              <math:mo math:stretchy="false">≥</math:mo>
              <math:mn>0</math:mn>
            </math:mrow>
          </math:mrow>
        </math:mrow>
      </math:mtr>
      <math:mtr>
        <math:mrow>
          <math:mrow>
            <math:mn>7</math:mn>
            <math:mtext>)</math:mtext>
            <math:mrow>
              <math:msub>
                <math:mi>l</math:mi>
                <math:mn>4</math:mn>
              </math:msub>
              <math:mo math:stretchy="false">≥</math:mo>
              <math:mn>0</math:mn>
            </math:mrow>
          </math:mrow>
        </math:mrow>
      </math:mtr>
    </math:mtable>
    <math:annotation math:encoding="StarMath 5.0">alignl 1")" f = c_1 l_1 l_2+c_2 l_1 l_3+c_3 l_4 newline
alignl 2")" l_1 + l_4 = 1  newline
alignl 3")" l_2 + l_3 = 1  newline
alignl 4")" l_1 &gt;= 0 newline
alignl 5")" l_2 &gt;= 0 newline
alignl 6")" l_3 &gt;= 0 newline
alignl 7")" l_4 &gt;= 0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l</math:mi>
              <math:mn>1</math:mn>
            </math:msub>
            <math:mrow>
              <math:msub>
                <math:mi>l</math:mi>
                <math:mn>2</math:mn>
              </math:msub>
              <math:mo math:stretchy="false">=</math:mo>
              <math:msub>
                <math:mi>g</math:mi>
                <math:mn>1</math:mn>
              </math:msub>
            </math:mrow>
          </math:mrow>
        </math:mrow>
      </math:mtr>
      <math:mtr>
        <math:mrow>
          <math:mrow>
            <math:msub>
              <math:mi>l</math:mi>
              <math:mn>1</math:mn>
            </math:msub>
            <math:mrow>
              <math:msub>
                <math:mi>l</math:mi>
                <math:mn>3</math:mn>
              </math:msub>
              <math:mo math:stretchy="false">=</math:mo>
              <math:msub>
                <math:mi>g</math:mi>
                <math:mn>2</math:mn>
              </math:msub>
            </math:mrow>
          </math:mrow>
        </math:mrow>
      </math:mtr>
      <math:mtr>
        <math:mrow>
          <math:mrow>
            <math:msub>
              <math:mi>l</math:mi>
              <math:mn>4</math:mn>
            </math:msub>
            <math:mo math:stretchy="false">=</math:mo>
            <math:msub>
              <math:mi>g</math:mi>
              <math:mn>3</math:mn>
            </math:msub>
          </math:mrow>
        </math:mrow>
      </math:mtr>
      <math:mtr>
        <math:mrow>
          <math:mrow>
            <math:msub>
              <math:mi>l</math:mi>
              <math:mn>1</math:mn>
            </math:msub>
            <math:mo math:stretchy="false">=</math:mo>
            <math:mrow>
              <math:msub>
                <math:mi>g</math:mi>
                <math:mn>1</math:mn>
              </math:msub>
              <math:mo math:stretchy="false">+</math:mo>
              <math:msub>
                <math:mi>g</math:mi>
                <math:mn>2</math:mn>
              </math:msub>
            </math:mrow>
          </math:mrow>
        </math:mrow>
      </math:mtr>
      <math:mtr>
        <math:mrow>
          <math:mrow>
            <math:mrow>
              <math:msub>
                <math:mi>l</math:mi>
                <math:mn>2</math:mn>
              </math:msub>
              <math:mo math:stretchy="false">=</math:mo>
              <math:mfrac>
                <math:msub>
                  <math:mi>g</math:mi>
                  <math:mn>1</math:mn>
                </math:msub>
                <math:msub>
                  <math:mi>l</math:mi>
                  <math:mn>1</math:mn>
                </math:msub>
              </math:mfrac>
            </math:mrow>
            <math:mo math:stretchy="false">=</math:mo>
            <math:mfrac>
              <math:msub>
                <math:mi>g</math:mi>
                <math:mn>1</math:mn>
              </math:msub>
              <math:mrow>
                <math:mo math:stretchy="false">(</math:mo>
                <math:mrow>
                  <math:msub>
                    <math:mi>g</math:mi>
                    <math:mn>1</math:mn>
                  </math:msub>
                  <math:mo math:stretchy="false">+</math:mo>
                  <math:msub>
                    <math:mi>g</math:mi>
                    <math:mn>2</math:mn>
                  </math:msub>
                </math:mrow>
                <math:mo math:stretchy="false">)</math:mo>
              </math:mrow>
            </math:mfrac>
          </math:mrow>
        </math:mrow>
      </math:mtr>
      <math:mtr>
        <math:mrow>
          <math:mrow>
            <math:mrow>
              <math:msub>
                <math:mi>l</math:mi>
                <math:mn>3</math:mn>
              </math:msub>
              <math:mo math:stretchy="false">=</math:mo>
              <math:mfrac>
                <math:msub>
                  <math:mi>g</math:mi>
                  <math:mn>2</math:mn>
                </math:msub>
                <math:msub>
                  <math:mi>l</math:mi>
                  <math:mn>1</math:mn>
                </math:msub>
              </math:mfrac>
            </math:mrow>
            <math:mo math:stretchy="false">=</math:mo>
            <math:mfrac>
              <math:msub>
                <math:mi>g</math:mi>
                <math:mn>2</math:mn>
              </math:msub>
              <math:mrow>
                <math:mo math:stretchy="false">(</math:mo>
                <math:mrow>
                  <math:msub>
                    <math:mi>g</math:mi>
                    <math:mn>1</math:mn>
                  </math:msub>
                  <math:mo math:stretchy="false">+</math:mo>
                  <math:msub>
                    <math:mi>g</math:mi>
                    <math:mn>2</math:mn>
                  </math:msub>
                </math:mrow>
                <math:mo math:stretchy="false">)</math:mo>
              </math:mrow>
            </math:mfrac>
          </math:mrow>
        </math:mrow>
      </math:mtr>
    </math:mtable>
    <math:annotation math:encoding="StarMath 5.0">alignl l_1 l_2 = g_1 newline
alignl l_1 l_3 = g_2 newline
alignl l_4 = g_3 newline
alignl l_1 = g_1 + g_2 newline
alignl l_2 = g_1 over l_1 = g_1 over (g_1 + g_2) newline
alignl l_3 = g_2 over l_1 = g_2 over (g_1 + g_2) newline


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n>1</math:mn>
            <math:mtext>)</math:mtext>
            <math:mrow>
              <math:mi>f</math:mi>
              <math:mo math:stretchy="false">=</math:mo>
              <math:msub>
                <math:mi>c</math:mi>
                <math:mn>1</math:mn>
              </math:msub>
            </math:mrow>
            <math:mrow>
              <math:msub>
                <math:mi>g</math:mi>
                <math:mn>1</math:mn>
              </math:msub>
              <math:mo math:stretchy="false">+</math:mo>
              <math:msub>
                <math:mi>c</math:mi>
                <math:mn>2</math:mn>
              </math:msub>
            </math:mrow>
            <math:mrow>
              <math:msub>
                <math:mi>g</math:mi>
                <math:mn>2</math:mn>
              </math:msub>
              <math:mo math:stretchy="false">+</math:mo>
              <math:msub>
                <math:mi>c</math:mi>
                <math:mn>3</math:mn>
              </math:msub>
            </math:mrow>
            <math:msub>
              <math:mi>g</math:mi>
              <math:mn>3</math:mn>
            </math:msub>
          </math:mrow>
        </math:mrow>
      </math:mtr>
      <math:mtr>
        <math:mrow>
          <math:mrow>
            <math:mn>2</math:mn>
            <math:mtext>)</math:mtext>
            <math:mrow>
              <math:mrow>
                <math:mrow>
                  <math:msub>
                    <math:mi>g</math:mi>
                    <math:mn>1</math:mn>
                  </math:msub>
                  <math:mo math:stretchy="false">+</math:mo>
                  <math:msub>
                    <math:mi>g</math:mi>
                    <math:mn>2</math:mn>
                  </math:msub>
                </math:mrow>
                <math:mo math:stretchy="false">+</math:mo>
                <math:msub>
                  <math:mi>g</math:mi>
                  <math:mn>3</math:mn>
                </math:msub>
              </math:mrow>
              <math:mo math:stretchy="false">=</math:mo>
              <math:mn>1</math:mn>
            </math:mrow>
          </math:mrow>
        </math:mrow>
      </math:mtr>
      <math:mtr>
        <math:mrow>
          <math:mrow>
            <math:mn>3</math:mn>
            <math:mtext>)</math:mtext>
            <math:mrow>
              <math:mfrac>
                <math:mrow>
                  <math:msub>
                    <math:mi>g</math:mi>
                    <math:mn>1</math:mn>
                  </math:msub>
                  <math:mo math:stretchy="false">+</math:mo>
                  <math:msub>
                    <math:mi>g</math:mi>
                    <math:mn>2</math:mn>
                  </math:msub>
                </math:mrow>
                <math:mrow>
                  <math:msub>
                    <math:mi>g</math:mi>
                    <math:mn>1</math:mn>
                  </math:msub>
                  <math:mo math:stretchy="false">+</math:mo>
                  <math:msub>
                    <math:mi>g</math:mi>
                    <math:mn>2</math:mn>
                  </math:msub>
                </math:mrow>
              </math:mfrac>
              <math:mo math:stretchy="false">=</math:mo>
              <math:mn>1</math:mn>
            </math:mrow>
            <math:mi>:</math:mi>
            <math:mtext>trivial</math:mtext>
          </math:mrow>
        </math:mrow>
      </math:mtr>
      <math:mtr>
        <math:mrow>
          <math:mrow>
            <math:mn>4</math:mn>
            <math:mtext>)</math:mtext>
            <math:mrow>
              <math:mrow>
                <math:msub>
                  <math:mi>g</math:mi>
                  <math:mn>1</math:mn>
                </math:msub>
                <math:mo math:stretchy="false">+</math:mo>
                <math:msub>
                  <math:mi>g</math:mi>
                  <math:mn>2</math:mn>
                </math:msub>
              </math:mrow>
              <math:mo math:stretchy="false">≥</math:mo>
              <math:mn>0</math:mn>
            </math:mrow>
            <math:mi>:</math:mi>
            <math:mtext>follows from others</math:mtext>
          </math:mrow>
        </math:mrow>
      </math:mtr>
      <math:mtr>
        <math:mrow>
          <math:mrow>
            <math:mn>5</math:mn>
            <math:mtext>)</math:mtext>
            <math:mrow>
              <math:mfrac>
                <math:msub>
                  <math:mi>g</math:mi>
                  <math:mn>1</math:mn>
                </math:msub>
                <math:mrow>
                  <math:msub>
                    <math:mi>g</math:mi>
                    <math:mn>1</math:mn>
                  </math:msub>
                  <math:mo math:stretchy="false">+</math:mo>
                  <math:mi math:fontstyle="italic">g2</math:mi>
                </math:mrow>
              </math:mfrac>
              <math:mo math:stretchy="false">≥</math:mo>
              <math:mn>0</math:mn>
            </math:mrow>
            <math:mo math:stretchy="false">→</math:mo>
            <math:mrow>
              <math:msub>
                <math:mi>g</math:mi>
                <math:mn>1</math:mn>
              </math:msub>
              <math:mo math:stretchy="false">≥</math:mo>
              <math:mn>0</math:mn>
            </math:mrow>
          </math:mrow>
        </math:mrow>
      </math:mtr>
      <math:mtr>
        <math:mrow>
          <math:mrow>
            <math:mn>6</math:mn>
            <math:mtext>)</math:mtext>
            <math:mrow>
              <math:mfrac>
                <math:msub>
                  <math:mi>g</math:mi>
                  <math:mn>2</math:mn>
                </math:msub>
                <math:mrow>
                  <math:msub>
                    <math:mi>g</math:mi>
                    <math:mn>1</math:mn>
                  </math:msub>
                  <math:mo math:stretchy="false">+</math:mo>
                  <math:mi math:fontstyle="italic">g2</math:mi>
                </math:mrow>
              </math:mfrac>
              <math:mo math:stretchy="false">≥</math:mo>
              <math:mn>0</math:mn>
            </math:mrow>
            <math:mo math:stretchy="false">→</math:mo>
            <math:mrow>
              <math:msub>
                <math:mi>g</math:mi>
                <math:mn>2</math:mn>
              </math:msub>
              <math:mo math:stretchy="false">≥</math:mo>
              <math:mn>0</math:mn>
            </math:mrow>
          </math:mrow>
        </math:mrow>
      </math:mtr>
      <math:mtr>
        <math:mrow>
          <math:mrow>
            <math:mn>7</math:mn>
            <math:mtext>)</math:mtext>
            <math:mrow>
              <math:msub>
                <math:mi>g</math:mi>
                <math:mn>3</math:mn>
              </math:msub>
              <math:mo math:stretchy="false">≥</math:mo>
              <math:mn>0</math:mn>
            </math:mrow>
          </math:mrow>
        </math:mrow>
      </math:mtr>
    </math:mtable>
    <math:annotation math:encoding="StarMath 5.0">alignl 1")" f = c_1 g_1+c_2 g_2 + c_3 g_3 newline
alignl 2")" g_1 + g_2 + g_3 = 1  newline 
alignl 3")" {g_1 + g_2} over {g_1 + g_2} = 1  : "trivial" newline
alignl 4")" g_1 + g_2 &gt;= 0  : "follows from others" newline
alignl 5")" g_1 over {g_1 + g2} &gt;= 0  rightarrow g_1 &gt;= 0 newline
alignl 6")" g_2 over {g_1 + g2} &gt;= 0  rightarrow g_2 &gt;= 0 newline
alignl 7")" g_3 &gt;= 0 newline


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>f</math:mi>
              <math:mo math:stretchy="false">=</math:mo>
              <math:msub>
                <math:mi>c</math:mi>
                <math:mn>1</math:mn>
              </math:msub>
            </math:mrow>
            <math:mrow>
              <math:msub>
                <math:mi>g</math:mi>
                <math:mn>1</math:mn>
              </math:msub>
              <math:mo math:stretchy="false">+</math:mo>
              <math:msub>
                <math:mi>c</math:mi>
                <math:mn>2</math:mn>
              </math:msub>
            </math:mrow>
            <math:mrow>
              <math:msub>
                <math:mi>g</math:mi>
                <math:mn>2</math:mn>
              </math:msub>
              <math:mo math:stretchy="false">+</math:mo>
              <math:msub>
                <math:mi>c</math:mi>
                <math:mn>3</math:mn>
              </math:msub>
            </math:mrow>
            <math:msub>
              <math:mi>g</math:mi>
              <math:mn>3</math:mn>
            </math:msub>
          </math:mrow>
        </math:mrow>
      </math:mtr>
      <math:mtr>
        <math:mrow>
          <math:mrow>
            <math:mrow>
              <math:mrow>
                <math:msub>
                  <math:mi>g</math:mi>
                  <math:mn>1</math:mn>
                </math:msub>
                <math:mo math:stretchy="false">+</math:mo>
                <math:msub>
                  <math:mi>g</math:mi>
                  <math:mn>2</math:mn>
                </math:msub>
              </math:mrow>
              <math:mo math:stretchy="false">+</math:mo>
              <math:msub>
                <math:mi>g</math:mi>
                <math:mn>3</math:mn>
              </math:msub>
            </math:mrow>
            <math:mo math:stretchy="false">=</math:mo>
            <math:mn>1</math:mn>
          </math:mrow>
        </math:mrow>
      </math:mtr>
      <math:mtr>
        <math:mrow>
          <math:mrow>
            <math:msub>
              <math:mi>g</math:mi>
              <math:mn>1</math:mn>
            </math:msub>
            <math:mo math:stretchy="false">≥</math:mo>
            <math:mn>0</math:mn>
          </math:mrow>
        </math:mrow>
      </math:mtr>
      <math:mtr>
        <math:mrow>
          <math:mrow>
            <math:msub>
              <math:mi>g</math:mi>
              <math:mn>2</math:mn>
            </math:msub>
            <math:mo math:stretchy="false">≥</math:mo>
            <math:mn>0</math:mn>
          </math:mrow>
        </math:mrow>
      </math:mtr>
      <math:mtr>
        <math:mrow>
          <math:mrow>
            <math:msub>
              <math:mi>g</math:mi>
              <math:mn>3</math:mn>
            </math:msub>
            <math:mo math:stretchy="false">≥</math:mo>
            <math:mn>0</math:mn>
          </math:mrow>
        </math:mrow>
      </math:mtr>
    </math:mtable>
    <math:annotation math:encoding="StarMath 5.0">alignl f = c_1 g_1+c_2 g_2 + c_3 g_3 newline
alignl g_1 + g_2 + g_3 = 1  newline 
alignl g_1 &gt;= 0 newline
alignl g_2 &gt;= 0 newline
alignl g_3 &gt;= 0 newline






</math:annotation>
  </math:semantics>
</math:math>
</file>